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lock Tibetan - test0119" svg:font-family="'MiClock Tibetan - test0119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ocked-in freedom</text:h>
      <text:p text:style-name="Text_20_body"/>
      <text:p text:style-name="Text_20_body">pandemics stories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lock Tibetan - test0119" svg:font-family="'MiClock Tibetan - test0119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font-name-asian="MiClock Tibetan - test0119" style:font-size-asian="12pt" style:language-asian="zh" style:country-asian="CN" style:font-name-complex="Noto Naskh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GB" style:font-name-asian="MiClock Tibetan - test0119" style:font-size-asian="12pt" style:language-asian="zh" style:country-asian="CN" style:font-name-complex="Noto Naskh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erif Devanagari" style:font-family-complex="'Noto Serif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12T08:43:41.268432000</dc:date>
    <meta:editing-duration>PT3M6S</meta:editing-duration>
    <meta:editing-cycles>3</meta:editing-cycles>
    <meta:generator>Collabora_Office/25.04.7.3$Android_AARCH64 LibreOffice_project/4ad7ba32450f</meta:generator>
    <meta:document-statistic meta:table-count="0" meta:image-count="0" meta:object-count="0" meta:page-count="1" meta:paragraph-count="2" meta:word-count="4" meta:character-count="34" meta:non-whitespace-character-count="32"/>
  </office:meta>
</office:document-meta>
</file>